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7e5998" officeooo:paragraph-rsid="007e5998"/>
    </style:style>
    <style:style style:name="P2" style:family="paragraph" style:parent-style-name="Standard">
      <style:text-properties officeooo:rsid="007fea55" officeooo:paragraph-rsid="007fea55"/>
    </style:style>
    <style:style style:name="P3" style:family="paragraph" style:parent-style-name="Standard">
      <style:text-properties officeooo:rsid="00827297" officeooo:paragraph-rsid="00827297"/>
    </style:style>
    <style:style style:name="P4" style:family="paragraph" style:parent-style-name="Standard">
      <style:text-properties officeooo:rsid="0083b966" officeooo:paragraph-rsid="0083b966"/>
    </style:style>
    <style:style style:name="P5" style:family="paragraph" style:parent-style-name="Standard">
      <style:text-properties officeooo:rsid="0083b966" officeooo:paragraph-rsid="0085babf"/>
    </style:style>
    <style:style style:name="P6" style:family="paragraph" style:parent-style-name="Standard">
      <style:text-properties officeooo:rsid="008410cd" officeooo:paragraph-rsid="008410cd"/>
    </style:style>
    <style:style style:name="P7" style:family="paragraph" style:parent-style-name="Standard">
      <style:text-properties officeooo:rsid="008410cd" officeooo:paragraph-rsid="0085babf"/>
    </style:style>
    <style:style style:name="P8" style:family="paragraph" style:parent-style-name="Standard">
      <style:text-properties officeooo:rsid="00847705" officeooo:paragraph-rsid="00847705"/>
    </style:style>
    <style:style style:name="P9" style:family="paragraph" style:parent-style-name="Standard">
      <style:text-properties officeooo:rsid="00847705" officeooo:paragraph-rsid="0084b6e5"/>
    </style:style>
    <style:style style:name="P10" style:family="paragraph" style:parent-style-name="Standard">
      <style:text-properties officeooo:rsid="0084b6e5" officeooo:paragraph-rsid="0084b6e5"/>
    </style:style>
    <style:style style:name="P11" style:family="paragraph" style:parent-style-name="Standard">
      <style:text-properties officeooo:rsid="0085babf" officeooo:paragraph-rsid="0085babf"/>
    </style:style>
    <style:style style:name="P12" style:family="paragraph" style:parent-style-name="Standard">
      <style:text-properties officeooo:rsid="008713d0" officeooo:paragraph-rsid="008713d0"/>
    </style:style>
    <style:style style:name="P13" style:family="paragraph" style:parent-style-name="Standard">
      <style:text-properties officeooo:rsid="008723b0" officeooo:paragraph-rsid="008723b0"/>
    </style:style>
    <style:style style:name="P14" style:family="paragraph" style:parent-style-name="Standard">
      <style:text-properties officeooo:rsid="00882147" officeooo:paragraph-rsid="00882147"/>
    </style:style>
    <style:style style:name="P15" style:family="paragraph" style:parent-style-name="Standard">
      <style:text-properties officeooo:rsid="0089ff23" officeooo:paragraph-rsid="0089ff23"/>
    </style:style>
    <style:style style:name="P16" style:family="paragraph" style:parent-style-name="Standard">
      <style:text-properties officeooo:rsid="008a13b1" officeooo:paragraph-rsid="008a13b1"/>
    </style:style>
    <style:style style:name="P17" style:family="paragraph" style:parent-style-name="Standard">
      <style:text-properties officeooo:rsid="008a8378" officeooo:paragraph-rsid="008a8378"/>
    </style:style>
    <style:style style:name="P18" style:family="paragraph" style:parent-style-name="Standard">
      <style:text-properties officeooo:rsid="008be9c9" officeooo:paragraph-rsid="008be9c9"/>
    </style:style>
    <style:style style:name="P19" style:family="paragraph" style:parent-style-name="Standard">
      <style:text-properties officeooo:rsid="008c8054" officeooo:paragraph-rsid="008c8054"/>
    </style:style>
    <style:style style:name="P20" style:family="paragraph" style:parent-style-name="Standard">
      <style:text-properties officeooo:rsid="008c8054" officeooo:paragraph-rsid="0097406d"/>
    </style:style>
    <style:style style:name="P21" style:family="paragraph" style:parent-style-name="Standard">
      <style:text-properties officeooo:rsid="008cb9c4" officeooo:paragraph-rsid="008cb9c4"/>
    </style:style>
    <style:style style:name="P22" style:family="paragraph" style:parent-style-name="Standard">
      <style:text-properties officeooo:rsid="008cb9c4" officeooo:paragraph-rsid="00b03e70"/>
    </style:style>
    <style:style style:name="P23" style:family="paragraph" style:parent-style-name="Standard">
      <style:text-properties officeooo:rsid="008d98b2" officeooo:paragraph-rsid="008d98b2"/>
    </style:style>
    <style:style style:name="P24" style:family="paragraph" style:parent-style-name="Standard">
      <style:text-properties officeooo:rsid="008ddd3b" officeooo:paragraph-rsid="008ddd3b"/>
    </style:style>
    <style:style style:name="P25" style:family="paragraph" style:parent-style-name="Standard">
      <style:text-properties fo:font-weight="bold" officeooo:rsid="008ddd3b" officeooo:paragraph-rsid="008ddd3b" style:font-weight-asian="bold" style:font-weight-complex="bold"/>
    </style:style>
    <style:style style:name="P26" style:family="paragraph" style:parent-style-name="Standard">
      <style:text-properties fo:font-weight="normal" officeooo:rsid="008ddd3b" officeooo:paragraph-rsid="008ddd3b" style:font-weight-asian="normal" style:font-weight-complex="normal"/>
    </style:style>
    <style:style style:name="P27" style:family="paragraph" style:parent-style-name="Standard">
      <style:text-properties fo:font-weight="normal" officeooo:rsid="008f97eb" officeooo:paragraph-rsid="008f97eb" style:font-weight-asian="normal" style:font-weight-complex="normal"/>
    </style:style>
    <style:style style:name="P28" style:family="paragraph" style:parent-style-name="Standard">
      <style:text-properties fo:font-weight="normal" officeooo:rsid="00918406" officeooo:paragraph-rsid="00918406" style:font-weight-asian="normal" style:font-weight-complex="normal"/>
    </style:style>
    <style:style style:name="P29" style:family="paragraph" style:parent-style-name="Standard">
      <style:text-properties fo:font-weight="normal" officeooo:rsid="00924d63" officeooo:paragraph-rsid="00924d63" style:font-weight-asian="normal" style:font-weight-complex="normal"/>
    </style:style>
    <style:style style:name="P30" style:family="paragraph" style:parent-style-name="Standard">
      <style:text-properties fo:font-weight="normal" officeooo:rsid="0093ca7c" officeooo:paragraph-rsid="0093ca7c" style:font-weight-asian="normal" style:font-weight-complex="normal"/>
    </style:style>
    <style:style style:name="P31" style:family="paragraph" style:parent-style-name="Standard">
      <style:text-properties fo:font-weight="normal" officeooo:rsid="00955834" officeooo:paragraph-rsid="00955834" style:font-weight-asian="normal" style:font-weight-complex="normal"/>
    </style:style>
    <style:style style:name="P32" style:family="paragraph" style:parent-style-name="Standard">
      <style:text-properties fo:font-weight="normal" officeooo:rsid="00964eca" officeooo:paragraph-rsid="00964eca" style:font-weight-asian="normal" style:font-weight-complex="normal"/>
    </style:style>
    <style:style style:name="P33" style:family="paragraph" style:parent-style-name="Standard">
      <style:text-properties fo:font-weight="normal" officeooo:rsid="009dd6a4" officeooo:paragraph-rsid="009dd6a4" style:font-weight-asian="normal" style:font-weight-complex="normal"/>
    </style:style>
    <style:style style:name="P34" style:family="paragraph" style:parent-style-name="Standard">
      <style:text-properties fo:font-weight="normal" officeooo:rsid="009f4f8b" officeooo:paragraph-rsid="009f4f8b" style:font-weight-asian="normal" style:font-weight-complex="normal"/>
    </style:style>
    <style:style style:name="P35" style:family="paragraph" style:parent-style-name="Standard">
      <style:text-properties fo:font-weight="normal" officeooo:rsid="00a0078c" officeooo:paragraph-rsid="00a0078c" style:font-weight-asian="normal" style:font-weight-complex="normal"/>
    </style:style>
    <style:style style:name="P36" style:family="paragraph" style:parent-style-name="Standard">
      <style:text-properties fo:font-weight="normal" officeooo:rsid="00a1a9d4" officeooo:paragraph-rsid="00a1a9d4" style:font-weight-asian="normal" style:font-weight-complex="normal"/>
    </style:style>
    <style:style style:name="P37" style:family="paragraph" style:parent-style-name="Standard">
      <style:text-properties fo:font-weight="normal" officeooo:rsid="00a1a9d4" officeooo:paragraph-rsid="00a26655" style:font-weight-asian="normal" style:font-weight-complex="normal"/>
    </style:style>
    <style:style style:name="P38" style:family="paragraph" style:parent-style-name="Standard">
      <style:text-properties fo:font-weight="normal" officeooo:rsid="00a26655" officeooo:paragraph-rsid="00a26655" style:font-weight-asian="normal" style:font-weight-complex="normal"/>
    </style:style>
    <style:style style:name="P39" style:family="paragraph" style:parent-style-name="Standard">
      <style:text-properties fo:font-weight="normal" officeooo:rsid="00a27656" officeooo:paragraph-rsid="00a27656" style:font-weight-asian="normal" style:font-weight-complex="normal"/>
    </style:style>
    <style:style style:name="P40" style:family="paragraph" style:parent-style-name="Standard">
      <style:text-properties fo:font-weight="normal" officeooo:rsid="00a4734b" officeooo:paragraph-rsid="00a4734b" style:font-weight-asian="normal" style:font-weight-complex="normal"/>
    </style:style>
    <style:style style:name="P41" style:family="paragraph" style:parent-style-name="Standard">
      <style:text-properties fo:font-weight="normal" officeooo:rsid="00a48815" officeooo:paragraph-rsid="00a48815" style:font-weight-asian="normal" style:font-weight-complex="normal"/>
    </style:style>
    <style:style style:name="P42" style:family="paragraph" style:parent-style-name="Standard">
      <style:text-properties fo:font-weight="normal" officeooo:rsid="00a48815" officeooo:paragraph-rsid="00a5d74f" style:font-weight-asian="normal" style:font-weight-complex="normal"/>
    </style:style>
    <style:style style:name="P43" style:family="paragraph" style:parent-style-name="Standard">
      <style:text-properties fo:font-weight="normal" officeooo:rsid="00a5d74f" officeooo:paragraph-rsid="00a5d74f" style:font-weight-asian="normal" style:font-weight-complex="normal"/>
    </style:style>
    <style:style style:name="P44" style:family="paragraph" style:parent-style-name="Standard">
      <style:text-properties fo:font-weight="normal" officeooo:rsid="00a6bcfd" officeooo:paragraph-rsid="00a6bcfd" style:font-weight-asian="normal" style:font-weight-complex="normal"/>
    </style:style>
    <style:style style:name="P45" style:family="paragraph" style:parent-style-name="Standard">
      <style:text-properties fo:font-weight="normal" officeooo:rsid="00a7c598" officeooo:paragraph-rsid="00a7c598" style:font-weight-asian="normal" style:font-weight-complex="normal"/>
    </style:style>
    <style:style style:name="P46" style:family="paragraph" style:parent-style-name="Standard">
      <style:text-properties fo:font-weight="normal" officeooo:rsid="00a92773" officeooo:paragraph-rsid="00a92773" style:font-weight-asian="normal" style:font-weight-complex="normal"/>
    </style:style>
    <style:style style:name="P47" style:family="paragraph" style:parent-style-name="Standard">
      <style:text-properties fo:font-weight="normal" officeooo:rsid="00a92773" officeooo:paragraph-rsid="00aa5285" style:font-weight-asian="normal" style:font-weight-complex="normal"/>
    </style:style>
    <style:style style:name="P48" style:family="paragraph" style:parent-style-name="Standard">
      <style:text-properties fo:font-style="italic" fo:font-weight="normal" officeooo:rsid="00918406" officeooo:paragraph-rsid="00918406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64eca" officeooo:paragraph-rsid="00984aef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a5285" officeooo:paragraph-rsid="00aa528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b0b31" officeooo:paragraph-rsid="00ab0b31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d04ae" officeooo:paragraph-rsid="00ad04ae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de86a" officeooo:paragraph-rsid="00ade86a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weight="normal" officeooo:rsid="00a4734b" officeooo:paragraph-rsid="00b1f484" style:font-weight-asian="normal" style:font-weight-complex="normal"/>
    </style:style>
    <style:style style:name="T1" style:family="text">
      <style:text-properties officeooo:rsid="007fea55"/>
    </style:style>
    <style:style style:name="T2" style:family="text">
      <style:text-properties officeooo:rsid="00815361"/>
    </style:style>
    <style:style style:name="T3" style:family="text">
      <style:text-properties officeooo:rsid="0083b966"/>
    </style:style>
    <style:style style:name="T4" style:family="text">
      <style:text-properties officeooo:rsid="00847705"/>
    </style:style>
    <style:style style:name="T5" style:family="text">
      <style:text-properties officeooo:rsid="0084b6e5"/>
    </style:style>
    <style:style style:name="T6" style:family="text">
      <style:text-properties officeooo:rsid="0085babf"/>
    </style:style>
    <style:style style:name="T7" style:family="text">
      <style:text-properties officeooo:rsid="008723b0"/>
    </style:style>
    <style:style style:name="T8" style:family="text">
      <style:text-properties officeooo:rsid="00882147"/>
    </style:style>
    <style:style style:name="T9" style:family="text">
      <style:text-properties officeooo:rsid="0089ff23"/>
    </style:style>
    <style:style style:name="T10" style:family="text">
      <style:text-properties officeooo:rsid="008a13b1"/>
    </style:style>
    <style:style style:name="T11" style:family="text">
      <style:text-properties officeooo:rsid="008a8378"/>
    </style:style>
    <style:style style:name="T12" style:family="text">
      <style:text-properties officeooo:rsid="008cb9c4"/>
    </style:style>
    <style:style style:name="T13" style:family="text">
      <style:text-properties officeooo:rsid="008d98b2"/>
    </style:style>
    <style:style style:name="T14" style:family="text">
      <style:text-properties officeooo:rsid="0091840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a26655" style:font-style-asian="italic" style:font-style-complex="italic"/>
    </style:style>
    <style:style style:name="T17" style:family="text">
      <style:text-properties officeooo:rsid="00955834"/>
    </style:style>
    <style:style style:name="T18" style:family="text">
      <style:text-properties officeooo:rsid="00964eca"/>
    </style:style>
    <style:style style:name="T19" style:family="text">
      <style:text-properties officeooo:rsid="0097406d"/>
    </style:style>
    <style:style style:name="T20" style:family="text">
      <style:text-properties officeooo:rsid="009812cb"/>
    </style:style>
    <style:style style:name="T21" style:family="text">
      <style:text-properties officeooo:rsid="00984aef"/>
    </style:style>
    <style:style style:name="T22" style:family="text">
      <style:text-properties officeooo:rsid="009a22e4"/>
    </style:style>
    <style:style style:name="T23" style:family="text">
      <style:text-properties officeooo:rsid="009ab18e"/>
    </style:style>
    <style:style style:name="T24" style:family="text">
      <style:text-properties officeooo:rsid="009ca9de"/>
    </style:style>
    <style:style style:name="T25" style:family="text">
      <style:text-properties officeooo:rsid="00a0078c"/>
    </style:style>
    <style:style style:name="T26" style:family="text">
      <style:text-properties officeooo:rsid="00a26655"/>
    </style:style>
    <style:style style:name="T27" style:family="text">
      <style:text-properties officeooo:rsid="00a27656"/>
    </style:style>
    <style:style style:name="T28" style:family="text">
      <style:text-properties officeooo:rsid="00a4734b"/>
    </style:style>
    <style:style style:name="T29" style:family="text">
      <style:text-properties officeooo:rsid="00a48815"/>
    </style:style>
    <style:style style:name="T30" style:family="text">
      <style:text-properties officeooo:rsid="00a5d74f"/>
    </style:style>
    <style:style style:name="T31" style:family="text">
      <style:text-properties officeooo:rsid="00a6bcfd"/>
    </style:style>
    <style:style style:name="T32" style:family="text">
      <style:text-properties officeooo:rsid="00a92773"/>
    </style:style>
    <style:style style:name="T33" style:family="text">
      <style:text-properties officeooo:rsid="00a9d61a"/>
    </style:style>
    <style:style style:name="T34" style:family="text">
      <style:text-properties officeooo:rsid="00ade86a"/>
    </style:style>
    <style:style style:name="T35" style:family="text">
      <style:text-properties officeooo:rsid="00ae3f28"/>
    </style:style>
    <style:style style:name="T36" style:family="text">
      <style:text-properties officeooo:rsid="00b1f4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етвёртый курс в колхоз не посылали, мы проходили школьную практику, но уже не в городских, а в сельских школах. На этот раз вместо отзыва школьного учителя — <text:s/>какие мы замечательные будущие педагоги — которым завершалась практика на третьем курсе, <text:span text:style-name="T1">каждую сборную группу практикантов отдавали под надзор кого-то из преподавателей с кафедры английского языка для оценки нашей профпригодности по результатам практики.</text:span></text:p>
      <text:p text:style-name="P2">Око за око, так сказать, ведь мы их тоже оценивали на протяжении четырёх лет.</text:p>
      <text:p text:style-name="P2"><text:span text:style-name="T2">Когда нас, первокурсников, разделили на группы обучения, к</text:span>уратор<text:span text:style-name="T2">ом</text:span> моей <text:span text:style-name="T2">стала Лидия Панова, влюблённая безответной любовью незамужней женщины в замдекана Близнюка, который, в свою очередь, безответно любит свою красавицу-жену.</text:span></text:p>
      <text:p text:style-name="P3">При помощи своей должности он её трудоустроил преподавательницей англофака сразу как только получила диплом об окончании НГПИ, но она его бросила и уехала с кем-то в Киев.</text:p>
      <text:p text:style-name="P3">Панова, с её гормональными усиками, широкими очками и толстым слоем марафета на лице, не имела шансов окрутить Близнюка, хотя девочки моей группы за неё болели, а сама она затевала с ним разговоры на английском языке, когда Близнюк имел неосторожность пройти под её балконом в пятиэтажке институтских преподавателей в Графском парке, по ту сторону Старого корпуса и здания музпеда.</text:p>
      <text:p text:style-name="P3">Куратором второй группы была Нонна, тоже в очках, но моложе Пановой и без косметической штукатурки. Однажды на каком-то субботнике Вирич подослал меня к ней со стаканом белого вина, типа, не хотите ли ситра — жажду утолить? Она улыбнулась мне приятной улыбкой и — отказалась. Нонна всем приятно улыбалась, но никого не арканила.</text:p>
      <text:p text:style-name="P3">Куратор третьей группы опять-таки носила очки, была блондинкой и полнейшей дурой. <text:span text:style-name="T3">Английским она владела в пределах упражнений учебника Гальперина для первого курса и неосознанно любила Сашу Брюнчугина — мальчика своей группы.</text:span></text:p>
      <text:p text:style-name="P4">К такому выводу меня склонила её привычка на каждом общем собрании факультета склонять его имя. Типа того римского сенатора, с его неизменным призывом разрушить Карфаген.</text:p>
      <text:p text:style-name="P4">Местный мальчик из зажиточной семьи, никому не грубит, пару раз в месяц появляется на занятиях. Чего ещё надо?</text:p>
      <text:p text:style-name="P4">Она буквально всех заколебала своим гласом вопиющей в пустыне.</text:p>
      <text:p text:style-name="P4">На четвёртом уже курсе в большой четвёртой аудитории опять вышла к кафедре:</text:p>
      <text:p text:style-name="P4">- Полюбуйтесь! Брюнчугин даже на общее собрание не изволил явиться!</text:p>
      <text:p text:style-name="P4">И тут даже ветер снаружи не выдержал и с размаху захлопнул раскрытые по случаю наступившей весны рамы высоких окон. Чуть стёкла не вылетели. Она аж пригнулась и позабыла что там дальше идёт про Карфаген.</text:p>
      <text:p text:style-name="P5">И, наконец, куратор без очков, куратор не женского пола, куратор четвёртой группы — Рома <text:span text:style-name="T6">Гуревич</text:span>. Он тоже еврей, как <text:span text:style-name="T6">остальные, известные мне Гуревичи </text:span>и <text:span text:style-name="T6">тот же </text:span><text:s/>Близнюк, <text:span text:style-name="T6">только</text:span> постарше и полысее. </text:p>
      <text:p text:style-name="P11">И он вечно чем-то занят и с кем-то говорит, и пылко жестикулирует. </text:p>
      <text:p text:style-name="P7">Один раз я пересдавал ему зачёт в Старом, разумеется, корпусе. </text:p>
      <text:p text:style-name="P7">Я проследил как он вышел и Нового корпуса в правильном направлении, вернулся к Старому и стал дожидаться его подхода. </text:p>
      <text:p text:style-name="P7">Через десять минут я забеспокоился и прочесал двести метров асфальтной дорожки между Старым и Новым корпусом. <text:s/>Он ещё только дошёл до угла Нового, постоянно останавливаясь и оживлённо дебатируя с каждым встречным-поперечным преподавателем.</text:p>
      <text:p text:style-name="P6">Я вернулся на исходную позицию, но уже сел на скамье под берёзами. Ещё через двадцать минут он, наконец, завиднелся возле большого печального бюста Гоголя. Есть середина пути! А куда денешься, если у тебя несданный зачёт?</text:p>
      <text:p text:style-name="P6">Шестьдесят две минуты ушло у Ромы, чтоб преодолеть эти грёбанные двести метров, <text:span text:style-name="T4">но, думаю, это не предел его возможностей. За это я и дал ему кличку «кипучий бездельник».</text:span></text:p>
      <text:p text:style-name="P8">Официальным его прозвищем было «Рома-Фонетист».</text:p>
      <text:p text:style-name="P8">Среди преподавателей он отличался самым чистым произношением звука «th» за что и начитывал магнитофонные плёнки с текстами про Паркеров, чтобы студенты их слушали и <text:soft-page-break/>повторяли в кабинках лингафонной лаборатории. Не зря же его звали «Фонетист».</text:p>
      <text:p text:style-name="P8">Кроме фонетики была ещё масса других предметов, различных и нужных.</text:p>
      <text:p text:style-name="P8">К примеру, Сравнительная Лексикосемантографоструктуросиология — язык сломаешь, пока экзамен сдашь.</text:p>
      <text:p text:style-name="P9">Эту самую Лексикос.. ну, вобщем — ...логию <text:span text:style-name="T5">нам преподавала потомственная преподавательница. На ней эта династия обрывалась, потому что она была девственницей-пенсионеркой и целомудренно застёгивала свой преподавательский плащ огромной булавкой под самое горло.</text:span></text:p>
      <text:p text:style-name="P10">Заменить её никто не мог — она по этому предмету даже учебник написала. Тощая такая брошюрка со смазанным типографским шрифтом, автор... Фамилия такая... на <text:s/>свистящий, <text:span text:style-name="T6">кажется, </text:span><text:s/>звук, или, <text:span text:style-name="T6">всё-таки,</text:span> на шипящий?.. вобщем, короче, чем название предмета.</text:p>
      <text:p text:style-name="P10">Если она на лекции начинала позволять себе лишнее, ну, ходить там, по проходам между длинных столов-парт, типа — а как тут мои сравнительно шрифто-смазанные перлы конспектируются? — то ничего не стоило поставить её на место.</text:p>
      <text:p text:style-name="P10">Расстёгиваешь рубаху на груди, на две-три пуговицы, и слегка пощипываешь волосы на солнечном сплетении. </text:p>
      <text:p text:style-name="P10">Всё.</text:p>
      <text:p text:style-name="P10">Шипящая свистопляска кончилась — до звонка сидит как миленькая за преподавательским столом и упорно пялиться в свой план лекции, которую наизусть знает. </text:p>
      <text:p text:style-name="P10">Обожаю девственниц.</text:p>
      <text:p text:style-name="P10">Жомнир говорил, что после даже самого краткого разговора с нею его тянет принять ванну, <text:span text:style-name="T8">но о вкусах не спорят</text:span>.</text:p>
      <text:p text:style-name="P11">Не помню, пошёл ли я в душ после экзамена по этой самой сравнительной <text:span text:style-name="T5">— </text:span>как её? <text:span text:style-name="T5">—</text:span> на котором тоже пришлось грудь чесать.</text:p>
      <text:p text:style-name="P11">Но это всё предметы по специальности, а были ж ещё и общие, на которые являлись преподаватели с других факультетов и кафедр. И каждый мнил себя доном Корлеоне и вымогал уважения; типа, своей лекцией он сделал мне предложение, от которого я не смогу отказаться и, вернувшись в общагу, погружусь в штудирование преподанного предмета.</text:p>
      <text:p text:style-name="P11">Ага, как только — так сразу.</text:p>
      <text:p text:style-name="P12">Единственным, кто вызвал мою симпатию был С<text:span text:style-name="T9">а</text:span>мородницкий, по какой-то из философий. Он на экзамене закурил. Открыто так, вальяжно и вместе с тем культурно — достал пепельницу с крышкой и туда стряхивал. </text:p>
      <text:p text:style-name="P12">На его экзамен я пришёл из общаги и погнал какую-то околёсицу <text:span text:style-name="T9">совершенно от фонаря</text:span>, возможно даже из другой философии, но он вдруг заинтересовался и поставил мне четвёрку. Сказал, что мне нужно сменить факультет и что он мною займётся, но вскоре уехал в Израиль.</text:p>
      <text:p text:style-name="P12"/>
      <text:p text:style-name="P12">Таким образом, практику я проходил в школе при сахарном заводе на станции Носовка — двадцать с чем-то минут от Нежина киевской электричкой и руководителем практикантов поставлен был Жомнир.</text:p>
      <text:p text:style-name="P12">Рано утром мы отправлялись туда с высокой платформы вокзала — сборная из десяти разногруппных студентов и он в своём широком преповском плаще и берете в сочетании с аксессуаром из <text:s/>портфеля с ввалившимися боками.</text:p>
      <text:p text:style-name="P12">Каждый одевается под свой имидж. <text:s/>Берет, плащ, портфель — читай «преподаватель».</text:p>
      <text:p text:style-name="P12">Можешь представить сантехника в таком же прикиде? То-то же.</text:p>
      <text:p text:style-name="P12"/>
      <text:p text:style-name="P12">Мне мать накануне практики пошила куртку. <text:span text:style-name="T7">Покроем как энцефалитка у геологов, но из толстой брезентухи зелёного цвета. Мне она понравилась, особенно цвет — робингудовский такой.</text:span></text:p>
      <text:p text:style-name="P13"/>
      <text:p text:style-name="P13">Самым ярким впечатлением от практики стала встреча по футболу между командами сахарного завода и локомотивного депо станции Фастов. Эта игра в чемпионате на кубок <text:soft-page-break/>профкома <text:span text:style-name="T9">Ю</text:span>го-<text:span text:style-name="T9">З</text:span>ападной железной дороги проходила на пришкольном футбольном поле.</text:p>
      <text:p text:style-name="P13">Я вышел посмотреть на перемене и — приторчал.</text:p>
      <text:p text:style-name="P14">Стоял сентябрьский, подогретый солнцем денёк. По зелёной траве поля десятка два мужиков гонялись за одним мячом, а отдельный мужик гонялся за ними и свистел заливистыми трелями.</text:p>
      <text:p text:style-name="P14">Зрителей было раз-два и — обчёлся: во-первых, нахмуренный мужик в рабочей робе, во-вторых, я.</text:p>
      <text:p text:style-name="P14">Он считался «во-первых» потому, что первым тут стоял и стоял упорнее — мне понадобилось ненадолго отойти за деревья на краю поля, чтобы забить косяк.</text:p>
      <text:p text:style-name="P14">Вернувшись, я не стал приближаться ко второму зрителю, чтоб понапрасну не дразнить его обоняние; просто стоял на расстоянии двух пенальти и наслаждался игрой чемпионата.</text:p>
      <text:p text:style-name="P14">Оса укусом в шею обломала мне кайф.</text:p>
      <text:p text:style-name="P14">Я отшатнулся, дёрнулся и в паре метров за спиной увидел Игоря Рекуна, что крался с коварной усмешкой.</text:p>
      <text:p text:style-name="P14">Я не стал скрывать ни косяка, ни дыма.</text:p>
      <text:p text:style-name="P14">-Игорёк, если хочешь что-то спросить, говори прямо и спереди.</text:p>
      <text:p text:style-name="P15">Улыбка стёрлась, мол, нет, ничего, и он ушёл в школу, где прозвенел очередной звонок.</text:p>
      <text:p text:style-name="P15"><text:s/>Юный велосипедист доставил местным мужикам на поле допинг и они, погурголив с горлá, передавали бутылки друг другу, чтобы взбодрённо ринуться дальше.</text:p>
      <text:p text:style-name="P15">Правый полузащитник команды гостей передал пас своему центральному нападающему. Тот прошёл до угла штрафной и несильным, но точным ударом отправил мяч в нижний левый угол ворот.</text:p>
      <text:p text:style-name="P15">- Гол!- закричал нападающий и вся команда гостей.</text:p>
      <text:p text:style-name="P15">- Нету!- заорали местные мужики.</text:p>
      <text:p text:style-name="P15">Отбегая на свою половину поля, нападающий наткнулся на стенку из трёх местных.</text:p>
      <text:p text:style-name="P15">- Гола не было!- рыкнули они на него.</text:p>
      <text:p text:style-name="P15">- А я ничего и не говорю!- ответил он, оббегая вокруг выстроившейся стенки с нескрываемо довольной улыбкой.</text:p>
      <text:p text:style-name="P15">Говорить и доказывать не имело смысла — в воротах отсутствовала сетка, а судья в момент гола хлестал из поднесённой местными бутылки, задрав её горлышко к солнцу.</text:p>
      <text:p text:style-name="P15">Я подошёл ко второму зрителю и спросил напрямик:</text:p>
      <text:p text:style-name="P15">- Чё, был гол, или как?</text:p>
      <text:p text:style-name="P15">Рабочий молча хмуро кивнул.</text:p>
      <text:p text:style-name="P15">Я порадовался, что хоть и немая, но есть, таки, правда на свете.</text:p>
      <text:p text:style-name="P15">Судья назначил назначил свободный от ворот местных. Матч за первенство в чемпионате на кубок <text:s/><text:span text:style-name="T7">профкома </text:span>Ю<text:span text:style-name="T7">го-</text:span>З<text:span text:style-name="T7">ападной железной дороги </text:span>закончился вничью, со счётом 0:0.</text:p>
      <text:p text:style-name="P15"/>
      <text:p text:style-name="P15">Жомнир предупредил, что, как руководитель практики, не может поставить мне больше тройки за хроническое ненаписание планов-конспектов к урокам. <text:s/>А я не мог себя заставить даже списать эти планы у Игорька; у меня физически не получалось рассаживать кукол вдоль крышки пианино.</text:p>
      <text:p text:style-name="P15">Я сказал, что пусть он не переживает и ставит что хочет. Мне это действительно было абсолютно... без разницы.</text:p>
      <text:p text:style-name="P15">Когда рядом с факультетским расписанием на третьем этаже Старого корпуса вывесили результаты практики четвёртого курса, моя тройка оказалась единственной.</text:p>
      <text:p text:style-name="P15">Жомнир всполошился, стал доказывать деканше, что это неправильно и он не знал что я всего один такой. Она неприступно ответила, что думать надо до заседания кафедры.</text:p>
      <text:p text:style-name="P15">Деканша косила под Алису Фрейндлих из «Служебного романа», просто ей Мягков не подвернулся, вот и зациклилась на неприступном официозе, поскольку была в разводе из-за половой несовместимости, а девушки англофака не выдают непроверенную инфу.</text:p>
      <text:p text:style-name="P15"/>
      <text:p text:style-name="P15">Ладно, хватит о посторонних.</text:p>
      <text:p text:style-name="P15"><text:soft-page-break/>Местом твоего зачатия послужил четвёртый этаж общаги, причём место это приготовила сама Ира, <text:span text:style-name="T10">поскольку в той комнате проживали девушки, а я на физмате знал только ту пару из стройотряда, но они жили в городе.</text:span></text:p>
      <text:p text:style-name="P16">Перед этим я в очередной раз влюбился в Иру, но сперва прекратил полигамию.</text:p>
      <text:p text:style-name="P16">А как же? Ведь только Ире я обязан спасительным уколом от триппера.</text:p>
      <text:p text:style-name="P16">Так что на четвёртый курс я приехал осознавшим и перекованным, о чём сухо оповестил Свету при её поползновениях к прежней фамильярности. Мы стали шапочным знакомством.</text:p>
      <text:p text:style-name="P16">И Марии я вернул книжку Бабеля, правда, зачем-то выбрав для этого поздний вечер.</text:p>
      <text:p text:style-name="P16">Она открыла дверь на лестничную площадку в незастёгнутом халате поверх ночной сорочки.</text:p>
      <text:p text:style-name="P16">Если предположить возможность сдвигов времени, то в тот момент в её постели вполне мог лежать я и думать когда уже этому придурку дойдёт, что он не вовремя.</text:p>
      <text:p text:style-name="P16">Я не стал развивать эту теорию, а просто сдал книгу, поблагодарил и ушёл.</text:p>
      <text:p text:style-name="P16">И с тех пор свою любовь безраздельно дарил только Ире. Тем более, что опять же ж влюбился.</text:p>
      <text:p text:style-name="P16">Встретив её <text:s/>в филфаковском крыле на третьем этаже Старого корпуса, я уговорил Иру не ходить на пару и после звонка мы украдкой прошли по широкому пустому коридору к боковой лестничной клетке.</text:p>
      <text:p text:style-name="P16">Там мы свернули не вниз, а вверх, хотя четвёртого этажа в Старом корпусе нет и подъём преграждает перегородка с запертой дверью на чердак.</text:p>
      <text:p text:style-name="P16">Поднявшись до середины ступеней, мы поцеловались.</text:p>
      <text:p text:style-name="P16">Её классическая грудь под вязаным зелёным свитером оттенка речных водорослей — под стать её русалочьей причёске; шёлковая юбка на крепких бёдрах — <text:span text:style-name="T11">абстрактно тонкие белые гроздья на чёрном фоне, от портнихи Марии Антоновны, матери Ляльки; высокие австрийские сапоги на танкетке; её глаза, улыбка; стройный белый лотарингский крест переплёта в высоком арочном окне у неё за спиной, которое смотрит в лазурную синь неба яркую, как на полотнах эпохи Возрождения; всплеск крыльев белых голубей за крестом — всё сложилось в картину, которую я буду видеть и вспоминать всю жизнь.</text:span></text:p>
      <text:p text:style-name="P17">Но я не хотел только лишь вспоминать, я хотел оставить её себе, или самому остаться в ней, среди этой до отчаянье невыразимой красоты.</text:p>
      <text:p text:style-name="P17">Поцелуи не помогли остановить мгновенье.</text:p>
      <text:p text:style-name="P17">У меня не оставалось иного выхода кроме как влюбиться.</text:p>
      <text:p text:style-name="P17"/>
      <text:p text:style-name="P17">Тем же вечером на лестнице в общаге Ира дала мне ключ от комнаты физматовок, чтоб я открыл и зашёл, а она придёт через минуту в целях конспирации.</text:p>
      <text:p text:style-name="P17">Мы не включили свет.</text:p>
      <text:p text:style-name="P17">Это была койка у окна на невидимый за темнотой берег Остра.</text:p>
      <text:p text:style-name="P17">С Ирой предохранялся всегда я, то есть следил за тем, чтоб вовремя убраться во избежание абортов под наркозом или без.</text:p>
      <text:p text:style-name="P17">Но в тот вечер...</text:p>
      <text:p text:style-name="P17">...ещё немного!.. я ведь контролирую!.. рано ещё!.. ещё чуть-чуть!.. одну капелюшечку!.. у-у!.. опаньки!.. поздно... поезд ушёл...</text:p>
      <text:p text:style-name="P17"/>
      <text:p text:style-name="P17">Ты была в том поезде среди толпы точно таких же попутчиков, но оказалась чуть-чуть пошустрее.</text:p>
      <text:p text:style-name="P17"/>
      <text:p text:style-name="P17">Ну, а дальше — плавный переход к отработанной уже однажды технологии: как благородный человек я обязан жениться.</text:p>
      <text:p text:style-name="P17"/>
      <text:p text:style-name="P18">Когда Ира ещё училась в школе, то на мосту через Остёр нашла колечко. Обычное жёлтое колечко, какими торгуют киоски среди прочей бижутерии. Ира принесла его домой и её мама, Гаина Михайловна, огорчилась и опечалилась, но ничего не сказала дочери.</text:p>
      <text:p text:style-name="P18"/>
      <text:p text:style-name="P18"><text:soft-page-break/>Был ли брак Иры с разведённым мною мезальянсом?</text:p>
      <text:p text:style-name="P18">Несомненно и неоспоримо.</text:p>
      <text:p text:style-name="P18">Достаточно сопоставить родительские пары:</text:p>
      <text:p text:style-name="P18">комплектовщица Рембазы —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;</text:p>
      <text:p text:style-name="P18">слесарь Рембазы — заместитель директора Нежинского хлебокомбината.</text:p>
      <text:p text:style-name="P18">Однако, фактор наличия тебя, пусть даже ещё нерождённой, смягчал кастовые предрассудки, которые, кстати, давно уж были упразднены советским строем.</text:p>
      <text:p text:style-name="P18">И всё-таки, даже в эпоху развитого социализма всё восставало и противилось нашему браку.</text:p>
      <text:p text:style-name="P18">Начать с того, что во время поездки с Ирой в Киев у меня был кол в анусе.</text:p>
      <text:p text:style-name="P18">В Киеве предстояло отоварить талоны в салонах для новобрачных. </text:p>
      <text:p text:style-name="P18">Мне, со штампом о разводе в паспорте, никаких скидок на обручальное кольцо не полагалось, но моя сеста Наташа пообещала одолжить узкое золотое колечко, которое зачем-то носила на большом пальце руки.</text:p>
      <text:p text:style-name="P19">Что касается кола, то снаружи он не торчал, но внутри причинял невыносимую острую боль, превратив мою походку в шаркающее волочение ног полупаралитического старца или же молодого запорожца, <text:s/>снятого с <text:span text:style-name="T19">упомянутого</text:span> орудия казни по <text:span text:style-name="T19">чуть</text:span> запоздалой амнистии. Добейте меня, паны-братья!</text:p>
      <text:p text:style-name="P20">Бедная Ира! <text:span text:style-name="T24">О таком ли спутнике в </text:span>салон для новобрачных <text:span text:style-name="T24">мечтает любая</text:span> девушка в <text:span text:style-name="T19">своих</text:span> <text:span text:style-name="T24">заветных</text:span> грёзах? <text:s/><text:span text:style-name="T19">Отнюдь и ещё раз</text:span> отнюдь!</text:p>
      <text:p text:style-name="P19">Тем не менее в ту поездку невеста была укомплектована, а мне куплены коричневые туфли голландской фирмы Topman. Они оказались на размер больше, но условия эпохи дефицита приучают не выпускать синицу из рук и через месяц я подарил их тестю — пришлись как раз впору.</text:p>
      <text:p text:style-name="P19">Вот для кого я волочил тот кол.</text:p>
      <text:p text:style-name="P19"/>
      <text:p text:style-name="P19">Мне вскоре полегчало и мы приступили к поискам костюма жениху. Мы прочесали универмаги крупных станций между Нежином и Киевом — Носовка, Кобыжчи, Бобровица — безрезультатно.</text:p>
      <text:p text:style-name="P19">Отыскался он лишь в Чернигове — вдали от электрофицированных магистралей — <text:span text:style-name="T12">и сидел вполне прилично.</text:span></text:p>
      <text:p text:style-name="P19"/>
      <text:p text:style-name="P21">За неделю до свадьбы я оставил общагу и перешёл жить в трёхкомнатную квартиру родителей Иры.</text:p>
      <text:p text:style-name="P21">Старший из их четверых детей, Игорь, служил майором непонятных войск в Киеве; следующая за ним, Виктория, жила в Чернигове и работала в тамошнем музее. </text:p>
      <text:p text:style-name="P21">Затем шла Тоня, которая, по распределению после НГПИ, учила русскому языку и литературе детишек в закарпатской деревушке, покуда местный хлопец Иван с бандеровскими замашками не добился от неё взаимности.</text:p>
      <text:p text:style-name="P21">Не <text:span text:style-name="T20">в силах </text:span>преодолеть языковый барьер, он постучал в дверь юной учительницы и <text:span text:style-name="T20">немо </text:span>наставил на неё двустволку. В смысле, будь моей, или ничьей не будешь. Братья Ивана успели его обезоружить, но глубина чувств влюблённого тронула Тоню, чтоб выжить среди красот <text:s/>природы <text:span text:style-name="T20">Закарпатья</text:span>.</text:p>
      <text:p text:style-name="P21">Она вышла за него замуж, родила двоих детей и всей своей дружной молодой семьёй жила в одной из двух узких спален трёхкомнатной квартиры родителей.</text:p>
      <text:p text:style-name="P22">Её родителям оставался складной диван в проходной гостиной комнате с широким окном позади телевизора на большом квадратном столе, с которого можно снять клеёнку, раз<text:span text:style-name="T13">л</text:span>ожить и сделать праздничным. <text:s/><text:span text:style-name="T13">Ещё там стоял шкаф с зеркалом и лакированный сервант с посудой, над которым висела Неизвестная Крамского, презрительно взирая из-под страусиного пера <text:s text:c="2"/>на всю эту белиберду и сватовство майора на противоположной стене комнаты.</text:span></text:p>
      <text:p text:style-name="P23">Балкона в квартире не было по причине её расположения на первом этаже, но имелась <text:soft-page-break/>«ниша» — кладовка с дверью из ДСП, <text:s/>в проходе между гостиной и спальней Тониной семьи.</text:p>
      <text:p text:style-name="P23">Меня с Ирой поместили во вторую, более узкую спальню с большим шифонером времён ХХ-го съезда КПСС и таким же трюмо-ветераном в промежутке между дверью и окном.</text:p>
      <text:p text:style-name="P23">Вдоль стены с таким же почти ковром, как у моих родителей, стояла двуспальная кровать для молодожёнов.</text:p>
      <text:p text:style-name="P23">Оставалось только пожениться.</text:p>
      <text:p text:style-name="P23"/>
      <text:p text:style-name="P24">Вечером накануне бракосочетания Гаина Михайловна предложила свои услуги для глажки брюк моего свадебного костюма. Гладила она, по её словам, виртуозно.</text:p>
      <text:p text:style-name="P24">Во время немецкой оккупации молодую девушку Гаину из глухого украинского села увезли в Германию и она там более двух лет работала как «гастарбайтер» в зажиточной немецкой семье, где и овладела этим искусством.</text:p>
      <text:p text:style-name="P25">Гладить брюки нужно с четырёх сторон.</text:p>
      <text:p text:style-name="P26">Во мне проснулся дух непокорённых юных пионеров-партизан и я отклонил её предложение. Мне тоже не впервой гладить брюки через кусок влажной марли.</text:p>
      <text:p text:style-name="P26">Закончив глажку я повесил брюки на стул в гостиной и ушёл спать.</text:p>
      <text:p text:style-name="P26">Меня разбудил плач Иры.</text:p>
      <text:p text:style-name="P26">Я вышел в гостиную и под угрюмо-траурное молчание Гаины Михайловны различил отпечаток утюга на одной из брючин на спинке стула.</text:p>
      <text:p text:style-name="P27">Бедная Ира!</text:p>
      <text:p text:style-name="P27">Ожёг, пусть и без чётких очертаний, явственно менял дымчастый оттенок тёмно-серых брюк во что-то зеленоватое. Я готов был поклясться, что накануне не видел ничего такого, но пропалина приходилась на одну из двух проглаженных мною сторон.</text:p>
      <text:p text:style-name="P27">Мне с трудом удалось уговорить Иру всё же поехать в ЗАГС — нам через слишком многое пришлось пройти, чтобы теперь пойти на попятную.</text:p>
      <text:p text:style-name="P27">Я торжественно пообещал ей прятать брючину в складки её длинного подвенечного платья. И почему это невесты перед свадьбой всегда плачут?</text:p>
      <text:p text:style-name="P27">Бедная Ира!</text:p>
      <text:p text:style-name="P27">В ЗАГСе пришлось очень долго ждать, потому что этот сволочь, мой свидетель Славик, явился лишь после того, как мой брат Саша поставил подпись вместо него. Хорошо хоть паспорт не проверили.</text:p>
      <text:p text:style-name="P27">Да, мо<text:span text:style-name="T19">и</text:span> брат <text:span text:style-name="T19">и</text:span> сестр<text:span text:style-name="T19">а</text:span> приехали из Конотопа на бракосочетание, а пятичасовой электричкой отбыли обратно.</text:p>
      <text:p text:style-name="P27">И вот он — головокружительный миг обмена кольцами в знак любви и верности. <text:span text:style-name="T14">Палец невесты окольцован — жёлтое с бледным, золото поверх слоновой кости. Теперь уж не невеста, а жена берёт с блюдца кольцо для меня. <text:s/>Мой палец вдвигается... вдвигается палец... </text:span></text:p>
      <text:p text:style-name="P28">Колечко от Наташи застряло, сука, на суставе, хотя в предварительных пробах вроде, типа, <text:span text:style-name="T19">на</text:span>лазило... Я вполголоса обещаю молодой жене, что потом всуну и сжимаю руку в кулак для маскировки недонатянутого <text:s/>кольца.</text:p>
      <text:p text:style-name="P48"><text:tab/><text:tab/><text:tab/>Обручальное кольцо-О!</text:p>
      <text:p text:style-name="P28"><text:span text:style-name="T15"><text:tab/><text:tab/><text:tab/>Не простое украшенье..</text:span>.</text:p>
      <text:p text:style-name="P29">Бедная Ира!</text:p>
      <text:p text:style-name="P29">Но что ей оставалось делать? Зарождающийся материнский инстинкт не позволял оставить тебя незаконнорóжденной.</text:p>
      <text:p text:style-name="P29">Зато мой брат Саша на фотографиях из ЗАГСа вышел очень хорошо; смотрится как молодой сицилианский мафиозо.</text:p>
      <text:p text:style-name="P29">Потом молодые со свидетелями (Славик уже подменил Сашу) по нежинской традиции поехали прокатиться на такси.</text:p>
      <text:p text:style-name="P29">Мы заехали бибикнуть на привокзальной площади — автомобильный мост над железнодорожными путями уже был завершён; потом до городской черты по шоссе на Прилуки, где распили бутылку шампанского и вернулись на улицу Красных партизан, дом 26, квартира 11.</text:p>
      <text:p text:style-name="P30"><text:soft-page-break/>Свадьбу гуляли скромно, по семейному — за исключением двух свидетелей, все свои.</text:p>
      <text:p text:style-name="P30">Телевизор сослали в угол, <text:s/>раздвижной стол накрыли пиршественными яствами — Гаина Михайловна нарезала целый эмалированный таз салата оливье — и напитками из сказочных концов «...мёд-пиво пил...» , только без мёда.</text:p>
      <text:p text:style-name="P30">Гаина Михайловна, как всякая правильно эрудированная женщина, давно прибрала мужа к рукам, скрутила в бараний рог и вила из него верёвки, <text:span text:style-name="T17">пользуясь паническим страхом мужиков пред перспективой стать рогатиком. Ходи по струнке и ограничивайся двумя стаканами пива в праздник, если тебе их не наставили пока что...</text:span></text:p>
      <text:p text:style-name="P31">Весьма растяжимое «если», однако.</text:p>
      <text:p text:style-name="P31">Тоня и Ваня по очереди держали малютку-дочку в своей спальне, а их трёхлетний Игорёк тоже сидел за столом.</text:p>
      <text:p text:style-name="P31">Потом и малютку принесли в гостиную, а молодые со свидетелями сменили её в спальне, которая, хоть и узкая, но позволяла потанцевать вчетвером под магнитофон принéсенный из общаги.</text:p>
      <text:p text:style-name="P31"/>
      <text:p text:style-name="P31">Когда мы с Ирой удалились в свою спальню для первой брачной ночи, я включил транзисторный радиоприёмник на столике перед трюмо.</text:p>
      <text:p text:style-name="P31">В ногах постели на побелённой стене висел ночник-бра, лампочка которого создавала полумрак с переливами красноватого света, словно светильник факел в средневековом замке. Одеяло оказалось слишком толстым и мы отбросили его сплетаясь в узаконенных супружеских объятиях.</text:p>
      <text:p text:style-name="P31">Всё шло не так уж плохо, но потом дверь в спальню распахнулась и мой тесть выключил транзистор.</text:p>
      <text:p text:style-name="P31">Я не стал прятать свою наготу, просто остановился сидя. Ира тоже замерла.</text:p>
      <text:p text:style-name="P31">Иван Алексеевич, не поднимая глаз вышел из спальни в беззвучном мерцании факела из ниши между ковром и шифонером. <text:span text:style-name="T18">Владетельный принц трёхкомнатного замка. </text:span></text:p>
      <text:p text:style-name="P32">Откуда я знал, что ему это громко? Мог бы просто крикнуть с дивана. Ладно, начнём сначала.</text:p>
      <text:p text:style-name="P32"/>
      <text:p text:style-name="P32">Потом три дня пришлось есть оливье, но пол-таза всё равно прокисло. А кто бы сомневался? Попробуй столько съесть без выпивки.</text:p>
      <text:p text:style-name="P32"/>
      <text:p text:style-name="P32">Так, в общих чертах, заключаются мезальянсные браки.</text:p>
      <text:p text:style-name="P32"/>
      <text:p text:style-name="P33">Тесть, вобщем-то, мне нравился и я прощал ему отсутствие нормальных инструментов на полках ниши и его неверие в мои способности починить древний утюг. К тому же, когда трёхлетний Игорёк вытащил из кармана моих джинсов пригоршню конопляного семени и отнёс на табурет на кухне, тесть не стал усугублять разоблачение излишними вопросами, а уж он-то по должности своей разбирался в сортах зерна. </text:p>
      <text:p text:style-name="P33"/>
      <text:p text:style-name="P33">Сын брянского крестьянина, 18-летним новобранцем он попал в Харьковскую мясорубку, когда, очнувшись после поражения под Москвой, германский вермахт показала, что знает своё дело, искрошив несколько советских армий.</text:p>
      <text:p text:style-name="P34">Оглушённый мощью и потрясённый зрелищем артиллерийского расстрела, Ваня в толпе десятков тысяч прочих уцелевших <text:s text:c="2"/>был увезён в лагерь для военнопленных на территории Германии.</text:p>
      <text:p text:style-name="P34"/>
      <text:p text:style-name="P34">Между воюющими тогда сторонами имелась негласная договорённость — возмещать друг другу расходы на содержание пленных через нейтральные банки.</text:p>
      <text:p text:style-name="P34">Одна лишь страна Советов оставалась в стороне от этой договорённости, поскольку всякий попавший в плен красноармеец автоматически становился предателем родины.</text:p>
      <text:p text:style-name="P34">Отсюда разница в хавке для пленных различной национальности.</text:p>
      <text:p text:style-name="P34">Чтоб хоть чем-то кормить пленных красноармейцев, с оккупированных советских <text:soft-page-break/>территорий в лагеря иногда приходили эшелоны с награбленными сельхозпродуктами.</text:p>
      <text:p text:style-name="P34"/>
      <text:p text:style-name="P34">В одном из вагонов такого эшелона оказалось несколько мешков чёрных семечек.</text:p>
      <text:p text:style-name="P34">Немцы не могли угадать назначение этого продукта — он не описан ни в одной кулинарной книге. Когда военнопленные показали как пользоваться семечками, рациональные немцы так и не смогли взять в толк, что важен не конечный результат — раскусывание мизерного зёрнышка, а сам процесс — грызи и плюй в предвкушении.</text:p>
      <text:p text:style-name="P34">Так эти мешки и валялись, нерационально загр<text:span text:style-name="T25">о</text:span>м<text:span text:style-name="T25">о</text:span>ж<text:span text:style-name="T25">д</text:span>ая складское помещение, <text:span text:style-name="T25">покуда один охранник не сообразил как их применить.</text:span></text:p>
      <text:p text:style-name="P35">Он <text:s/>организовал спортивное мероприятие — забеги на сто метров. Победитель получал пакет семечек.</text:p>
      <text:p text:style-name="P35">Под крики охранников-болельщиков, молодой и рослых, хотя и отощавший Ваня прибежал первым и получил приз. <text:s/>Во втором забеге он снова был недосягаем, но охранник сказал, что хватит с него и отдал семечки пришедшему вторым.</text:p>
      <text:p text:style-name="P35">Мой тесть обиделся и перестал принимать участие в последующих соревнованиях, но мне рассказывал, что те семечки были самыми вкусными в его жизни.</text:p>
      <text:p text:style-name="P35"/>
      <text:p text:style-name="P35">Пленные бегали не только на 100 метров, но и из лагеря тоже. Их ловили, привозили обратно и показательно казнили, что не останавливало последующих беглецов.</text:p>
      <text:p text:style-name="P35">И это понятно, ведь иногда чувствуешь, что да пошло оно всё, потому что тебе уже пó …</text:p>
      <text:p text:style-name="P35"/>
      <text:p text:style-name="P35">Когда у Вани подкатил такой момент, он, учитывая опыт предыдущих товарищей, не пошёл на восток, а свернул на запад и потому оказался во Франции.</text:p>
      <text:p text:style-name="P35">Около года семья французского фермера прятала его в сарае от немецких патрулей, а в отсутствие патрулей он помогал по хозяйству.</text:p>
      <text:p text:style-name="P35">Потом американцы открыли второй фронт и освободили его. Но они не остановились на достигнутом, а продвигались всё дальше и дальше, пока не освободили украинскую девушку Гаину от работы в зажиточной немецкой семье.</text:p>
      <text:p text:style-name="P35"/>
      <text:p text:style-name="P35">Когда Сталин потребовал от своих союзников вернуть всех освобождённых из немецкого плена, американцы не стали спорить.</text:p>
      <text:p text:style-name="P35">Ваню и Гаину, среди множества таких же как они, отвезли во французский портовый город, где они, кстати, и познакомились, а оттуда пароходом в город Ленинград.</text:p>
      <text:p text:style-name="P36">Судьба благоволила им — подавляющее большинство побывавших в Германии пленных на восток повезли в железнодорожных составах, а на границе с СССР, где у путей меняется ширина между рельсами, их перегружали в эшелоны товарных вагонов и гнали составы по необъятным просторам нашей родины в лагеря ГУЛАГа, в Сибирь и на Крайний Север.</text:p>
      <text:p text:style-name="P36">За что?</text:p>
      <text:p text:style-name="P37">Заранее. Чтоб<text:span text:style-name="T26">ы</text:span> воспоминаниями о пережитом в немецком плен <text:s/>не подпортили <text:span text:style-name="T26">б</text:span>, часом,картину <text:span text:style-name="T26">старательно слагаемую в умах и памяти советского народа</text:span>.</text:p>
      <text:p text:style-name="P37"><text:span text:style-name="T15"><text:tab/><text:tab/><text:tab/></text:span><text:span text:style-name="T16">Ничто не забыто, никто не забыт..</text:span><text:span text:style-name="T26">.</text:span></text:p>
      <text:p text:style-name="P38">При условии, что воспоминания <text:s/>правильно процензурированы.</text:p>
      <text:p text:style-name="P36">Даже у меня, воспитанного на ярких примерах <text:s/>из советской литературы и кинематографа, рухнуло немало стереотипов, когда я случайно услыхал разговор тёщи по телефону с её подругой, тоже прошедшей ад немецкого плена:</text:p>
      <text:p text:style-name="P36">- ...а помнишь, как на 23 февраля мы купили шампанское и пошли поздравить наших ребят-лётчиков?</text:p>
      <text:p text:style-name="P36"><text:span text:style-name="T27">Т</text:span>а-<text:span text:style-name="T27">д</text:span>ах!!!</text:p>
      <text:p text:style-name="P36">Оказывается, не только Штирлиц пил спиртное в этот день, но и пленённые советские асы тоже...</text:p>
      <text:p text:style-name="P36"/>
      <text:p text:style-name="P36">В Ленинграде Ваня и Гаина оформили свой брак и тут же завербовались на работу в одну из <text:soft-page-break/>советских центральноазиатский республик. И это правильно, там они смогли пересидеть последующие отловы бывших военнопленных <text:span text:style-name="T26">и прочих, повидавших несоветскую жизнь.</text:span></text:p>
      <text:p text:style-name="P38">В советских лагерях им не пришлось бы угощаться семечками. Наша лагерная система самая гуманная в мире и не продляет твои муки унизительными призами за спортивные достижения.</text:p>
      <text:p text:style-name="P38"/>
      <text:p text:style-name="P38">Прочтя в центральной прессе о ликвидации последствий культа Сталина, <text:s/>они переехали на Украину, для начала осев в сельской местности, а потом доросли и до Нежина.</text:p>
      <text:p text:style-name="P38"/>
      <text:p text:style-name="P38">Когда-то мой отец пытался объяснить мне, что продвижение жизни вперёд происходит по спирали. Я так его и не понял, хотя для наглядности он рисовал в воздухе <text:s/>круги указательным пальцем.</text:p>
      <text:p text:style-name="P38"/>
      <text:p text:style-name="P38">Судьба Ивана Алексеевича может послужить доводом в пользу этой теории.</text:p>
      <text:p text:style-name="P38">Мы ходим по кругу одних и тех же событий в своей жизни, но из-за спиралевидности они обрастают новыми <text:s/>признаками и <text:s/>подробностями, поэтому и не распознаём их повторения, двигаясь мимо и — дальше.</text:p>
      <text:p text:style-name="P38">Не знаю проводил ли мой тесть какие-то параллели между выигранными им семечками и своей должностью на нежинском хлебокомбинате. Ведь суть одна — распоряжение зерном.</text:p>
      <text:p text:style-name="P38">Хотя зачем ему это.</text:p>
      <text:p text:style-name="P38"/>
      <text:p text:style-name="P39">На четвёртом курсе я стал почти примерным студентом — <text:s/>посещаемость занятий возросла у меня неимоверно.</text:p>
      <text:p text:style-name="P39">Не мог же я оставаться в квартире, когда Ира идёт в институт.</text:p>
      <text:p text:style-name="P39">На лекциях я углублялся в долгую историю Иосифа и его братьев. Она становилась намного выпуклее и неторопливей после выкуренного косяка.</text:p>
      <text:p text:style-name="P39">По звонку после последней пары я спускался в раздевалку на первом этаже, дожидался Иру и помогал ей одеть пальто в рукава. Затем среди шума и гама одевающихся студентов я отыскивал белую пушинку на своём пальто, снимал её, одевал его и мы шли домой...</text:p>
      <text:p text:style-name="P39">Эта белая паутинная пушинка появлялась на пальто всякий раз, если я выкуривал косяк в учебном заведении.</text:p>
      <text:p text:style-name="P39">Да, вместо кожуха я ходил уже в демисезонном тёмно-верблюжьем пальто, которое купил ещё у Алёши Очерета, когда тот был на последнем курсе.</text:p>
      <text:p text:style-name="P39">Феномен пушинки я про себя окрестил «бог шельму метит». <text:span text:style-name="T28">Иногда, в виде эксперимента, я воздерживался и она не появлялась. Так что прежде, чем одеть пальто я осматривал его в поисках белой метки. Она ни разу не подвела.</text:span></text:p>
      <text:p text:style-name="P39"/>
      <text:p text:style-name="P40">Моя любовь к Ире всё углублялась. Иногда она просила не смотреть на неё так упорно, особенно на людях, а я всё ещё надеялся остановить мгновенье.</text:p>
      <text:p text:style-name="P40"><text:span text:style-name="T15"><text:tab/><text:tab/><text:tab/>Он смотрел на неё, как смотрит пёс на хрустальную вазу..</text:span>.</text:p>
      <text:p text:style-name="P40">Изредка мы приходили в общагу, чтобы чинно расписать пулю в 72-й комнате.</text:p>
      <text:p text:style-name="P40">Из-за того, что она в положении, за преферансом мы не курили. Только Двойка иногда, с выучкой корнета лейб-гвардии просил её разрешения и дымил на зависть мне и Славику, пока Ира, сидя на койке у окна, кромсала ножницами взятую у меня «беломорину».</text:p>
      <text:p text:style-name="P40">Она не делала секрета из своей беременности, ещё на втором месяце заказала у Лялькиной матери просторный элегантный сарафан из коричневой материи.</text:p>
      <text:p text:style-name="P54">Однажды уже по весне, она первой вышла из общаги пока я задержался в вестибюле с Двойкой. Когда я вышел, она стояла возле здания и скандалила со студентом в окне этажа <text:span text:style-name="T36">биофака</text:span>. Не поняв смысла сарафана, <text:span text:style-name="T36">второкурсник</text:span> попытался зацепить её; <text:span text:style-name="T35">борзый второкурсник</text:span>. Я потребовал от него извинений даме и получил наглый отказ. <text:span text:style-name="T29">Пока я подымался к нему в комнату ко мне присоединился Двойка, но и их оказалось трое. </text:span></text:p>
      <text:p text:style-name="P41">Последовала неразборчивая драка с переменным успехом, из соседних комнат подбегало <text:soft-page-break/>подкрепление. Мне запомнился момент, когда я стоял на койке, а один из них явно хотел получить от меня удар ногой в лицо, но я сдержался. </text:p>
      <text:p text:style-name="P41">Под конец я лежал на полу заваленный телами трёх противников, которые старались меня обездвижить, а где-то в углу Двойка отбивался от остальных. </text:p>
      <text:p text:style-name="P41">В этот момент дверь распахнулась и на пороге встала Ира с неизвестно где взятой линейкой в руках и громким криком:</text:p>
      <text:p text:style-name="P41">- Всех перережу!</text:p>
      <text:p text:style-name="P42">Меня настолько поразила абсурдность ситуации — пиратский крик Иры, эта деревянная линейка и ты у неё в животе — что я захохотал. Все присутств<text:span text:style-name="T30">ующие последовали моему примеру.</text:span></text:p>
      <text:p text:style-name="P43"><text:span text:style-name="T36">Не получается</text:span> всерьёз драться с кем только что смеялся заодно. Мне помогли подняться и мы ушли.</text:p>
      <text:p text:style-name="P43"/>
      <text:p text:style-name="P43">Невозможность остановить мгновенье заставила меня поменять приоритеты.</text:p>
      <text:p text:style-name="P43">Моей задачей стало охранять её. Охранять от суматохи в раздевалке. От её подружек со змеиными жалами:</text:p>
      <text:p text:style-name="P43">- Привет. Ой, ты как-то подурнела сегодня.</text:p>
      <text:p text:style-name="P43">Охранять от всего этого мира, готового в любой момент нанести удар откуда не ждёшь. Поэтому я затаился и следил за ним.</text:p>
      <text:p text:style-name="P43">Такая моя позиция привела к отчуждению от общаги, от курса, от института.</text:p>
      <text:p text:style-name="P43">Только с <text:s/>Жомниром я продолжал общаться. Он стал научным руководителем моей курсовой работы «Ирония в рассказе В. С. Моэма «The Judgement Seat». </text:p>
      <text:p text:style-name="P43">Кроме того он был нужен мне, чтобы в этом недоброжелательном мире отгородить место для нас с Ирой. Он обещал «засватать» мои переводы в какое-нибудь из книжных издательств в Киеве, где у него есть связи. Для сборника понадобится 202-25 рассказов.</text:p>
      <text:p text:style-name="P43">Я продолжал приходить к нему домой и он в шутку говорил, что его жена, Мария Антоновна, в меня влюбилась.</text:p>
      <text:p text:style-name="P43">Они жили в трёхкомнатной квартире на пятом этаже по улице Шевченко, потому что их дети уже повзрослели и отделились. Сыновья — в Россию, дочка — замуж.</text:p>
      <text:p text:style-name="P43">Жили они только в двух комнатах, третью Жомнир превратил в архивный кабинет — стол, стул и стеллажи до потолка из толстых досок, заваленные кипами папок с завязками, <text:span text:style-name="T31">стопками книг и просто бумагами, да ещё окно в стене напротив двери.</text:span></text:p>
      <text:p text:style-name="P44">Мне это нравилось.</text:p>
      <text:p text:style-name="P44">Ещё мне понравился рассказ Иры о бесчеловечности Жомнира. Его семья тогда жила в пятиэтажке родителей Иры и во время ремонта квартиры он поделил площадь полов на количество членов семьи, покрасил причитающуюся ему квадратуру, поставил кисть в банку с водой, пожелал остальным трудовых успехов и — умыл руки.</text:p>
      <text:p text:style-name="P44">Жена Жомнира, Мария Антоновна, бесшумная женщина с седыми до чистой белизны волосами, <text:s/>дала мне книгу стихов Цветаевой и заставила её полюбить.</text:p>
      <text:p text:style-name="P44">Прежде я считал, что поэтессы способны лишь кружева плести, в смысле, выдавать дамское рукоделье за высокую поэзию.</text:p>
      <text:p text:style-name="P44">Марина не такая, она умеет, когда надо, насиловать слова.</text:p>
      <text:p text:style-name="P44"/>
      <text:p text:style-name="P44">Я вспомнил её в тамбуре электрички, когда ехал из Конотопа. Туда я продолжал ездить, хотя и не так часто. Из чувства долга перед Леночкой. </text:p>
      <text:p text:style-name="P44">Она всегда была хорошим ребёнком и я её даже любил. Просто не умею играть и сюсюкать с детишками. Больше, чем на десять минут меня не хватает.</text:p>
      <text:p text:style-name="P44">В тамбуре я покурил и вдруг ни с того, ни с сего начал ощупывать лацкан своего верблюжьего пальто. В его уголке пряталась длинная портновская игла целиком вонзённая между слоями материи.</text:p>
      <text:p text:style-name="P44">Достать её оказалось непросто. Тоже самое повторилось и со вторым лацканом.</text:p>
      <text:p text:style-name="P44">Вонзённая игла — точь-в-точь как в той ранней поэме Цветаевой.</text:p>
      <text:p text:style-name="P44"><text:soft-page-break/>Я выбросил иглы в прорези над стеклом в дверях грохочущей к Нежину электрички.</text:p>
      <text:p text:style-name="P44">Откуда они взялись? Воткнула мать, как в той поэме? Или купил их вместе с пальто у Алёши? И что заставило меня найти их?</text:p>
      <text:p text:style-name="P44">На некоторые вопросы я так и не смогу узнать ответа. Никогда...</text:p>
      <text:p text:style-name="P44"/>
      <text:p text:style-name="P44">Тёщу мою беспокоили мои визиты к Жомниру. Она переживала чем меня там угощают — лишь бы не варёной колбасой.</text:p>
      <text:p text:style-name="P44">По-видимому, она боялась, что колбасой можно перепрограммировать человека, сделать из него зомби, как в фильме «Матрица». Она не знала, что я — робот нового поколения, которые зомбируются через печатный текст.</text:p>
      <text:p text:style-name="P44">Гаина Михайловна, а ничего, что Жомнир дал мне книгу Гессе, в прозе которого один абзац может тянуться страницы две?</text:p>
      <text:p text:style-name="P44">О том, что печатный текст через <text:s/>зомбированного меня <text:s/>воздействует на окружающую действительность мне стало известно из личного опыта.</text:p>
      <text:p text:style-name="P44">Например, в туалете квартиры родителей Иры для гигиены нарезан журнал «За рулём». Сидя на унитазе, я прочитываю статью о большегрузных автомобилях, прежде, чем употребить её в качестве туалетной бумаги. Выхожу из дому — опаньки! Улицу Красных партизан невозможно перейти — запружена потоком КАМАЗов и БЕЛАЗов. Потом мне, конечно, вкручивают, будто на московской трассе ремонтировали дорожное покрытие и направили движение в объезд, через Нежин.</text:p>
      <text:p text:style-name="P44">Так они с этим ремонтом ждали пока схожу прочесть нарезку из журнала «За рулём»?</text:p>
      <text:p text:style-name="P44"/>
      <text:p text:style-name="P44">Отношения с Гаиной Михайловной у меня сложились по классическому образцу «зять — тёща», но с поправкой на интеллигентность относящихся.</text:p>
      <text:p text:style-name="P44">Сперва всё шло нормально, но через пару недель она вдруг начала застёгивать отложной воротник своего халата булавкой под горлом.</text:p>
      <text:p text:style-name="P45">Халат домашний, с глубоким вырезом, но я этого даже как-то и не замечал. Но теперь деваться некуда — между булавкой и верхней пуговицей образовалась широкая прореха, а любая прореха притягивает взгляд.</text:p>
      <text:p text:style-name="P45">Я не стал интересоваться у предыдущего зятя случался ли такой симптом <text:s/>раньше и с какой периодичностью. Просто пришлось держать взгляд на привязи. Хотя что там увидишь? Женщина давно привяла.</text:p>
      <text:p text:style-name="P45"/>
      <text:p text:style-name="P45">Однажды мы с ней остались наедине во всей квартире. За окном вечерело.</text:p>
      <text:p text:style-name="P45">Я сидел на диване, она стояла опёршись спиной на шкаф с зеркалом и рассказывала мне как её везли эшелоном в Германию. Её и много других молодых девушек.</text:p>
      <text:p text:style-name="P45">Под стук колёс вагон пошатывало на стыках рельсов. Страшила неизвестность того, что будет дальше и очень хотелось пить. Некоторые девушки плакали.</text:p>
      <text:p text:style-name="P45">Эшелон остановился в поле. Охранники распахнули двери вагонов и что-то кричали — она ещё не знала немецкого.</text:p>
      <text:p text:style-name="P45">Неподалёку в ложбине протекал ручей. Им показали, что можно к воде. Они радостно бросились к ручью; пили, умывали лица.</text:p>
      <text:p text:style-name="P45">Вдруг раздались крики и застрочил автомат — одна из девушек хотела убежать и её убили.</text:p>
      <text:p text:style-name="P45">Обратно к вагонам их всех провели мимо убитой. Она лежала на спине с открытыми глазами и была такая красивая.</text:p>
      <text:p text:style-name="P45">В комнате сгустились сумерки, Гаина Михайловна стояла приложив ладони к дверце шкафа за спиной, опустив голову над убитой красавицей. Сейчас она была там и чувствовала себя той молодой Гаиной.</text:p>
      <text:p text:style-name="P45">Мне жалко было убитую и жалко Гаину Михайловну, пережившую этот ужас. Хотелось что-то сделать или сказать, но я не знал что именно, поэтому встал с дивана и молча щёлкнул выключателем.</text:p>
      <text:p text:style-name="P45">Свет люстры всё разбил — вместо испуганной девушки Гаины у шкафа стояла пожилая <text:soft-page-break/>женщина с нелепой прорехой из воротники и злым взглядом из-под крашенной пряди волос.</text:p>
      <text:p text:style-name="P45">А нечего чары ломать.</text:p>
      <text:p text:style-name="P45">Так я оказался <text:span text:style-name="T32">классически неприемлемым зятем.</text:span></text:p>
      <text:p text:style-name="P45"/>
      <text:p text:style-name="P46">Лично я особого антагонизма к тёще не испытывал, но не могу не отметить, что у бабушки твоей порою чувства брали верх над разумом.</text:p>
      <text:p text:style-name="P46">Она была непримиримой антисемиткой. Наверное, сказывались годы проведённые в зажиточной немецкой семье. Люди склонны подражать чувствам окружающих.</text:p>
      <text:p text:style-name="P46">Снятый из деканов англофака Антонюк, за то, что вечерами партизанил с карандашом против фамилий Близнюка и Гуревича, так и остался в её глазах героем.</text:p>
      <text:p text:style-name="P46">Её возмущало, что кругом одни евреи и возмущало безразличие мужа к её возмущениям против эскалации сионизма.</text:p>
      <text:p text:style-name="P46">Развернёт перед носом газету и, когда уже никто не помнит о чём с ним говорила, отвечает:</text:p>
      <text:p text:style-name="P46">- Что? <text:span text:style-name="T33">Ну, д</text:span>а...</text:p>
      <text:p text:style-name="P46">Опора в жизни называется.</text:p>
      <text:p text:style-name="P46"/>
      <text:p text:style-name="P46">В своей борьбе с сионизмом она даже ходила на приём к недавно назначенному ректору — открыть глаза на вопиющее размножение колен Израилевых по всем факультетам.</text:p>
      <text:p text:style-name="P47">До смешного доходит — пойти к ректору, одесскому еврею Арвату, — жаловаться на засилье нежинских евреев в НГПИ!</text:p>
      <text:p text:style-name="P49"><text:span text:style-name="T22">E</text:span>ine <text:span text:style-name="T21">lächerlich</text:span> Wasserkunst!.. <text:span text:style-name="T23">или как там у Рильке.</text:span></text:p>
      <text:p text:style-name="P49"/>
      <text:p text:style-name="P50">Но жизнь не стояла на месте, живот у Иры рос. По нему уже начали пробегать волны от твоих коленок и пяток. Довольно крепкие были — мой нос это помнит.</text:p>
      <text:p text:style-name="P51">И вот однажды Ира испуганным голосом сказала мне позвать её маму. Та пришла в спальню.</text:p>
      <text:p text:style-name="P51">- Что это, мама?</text:p>
      <text:p text:style-name="P51">На безупречно гладкой статуэтной коже, внизу, под совсем уже большим животом наметились неровные бороздки.</text:p>
      <text:p text:style-name="P51">- Затяжки.</text:p>
      <text:p text:style-name="P51">- Это пройдёт после родов?</text:p>
      <text:p text:style-name="P51">Гаина Михайловна, хмуро опустив голову, промолчала.</text:p>
      <text:p text:style-name="P51">Началась экзаменационная сессия. Иру почти не спрашивали, сразу говорили дать зачётку.</text:p>
      <text:p text:style-name="P51"/>
      <text:p text:style-name="P51">Вечером 14 июня у Иры отошли воды и мы с ней пошли в роддом.</text:p>
      <text:p text:style-name="P51">Там удивились, что роженица явилась пешком, отдали мне её одежду, а саму Иру увели в предродовую палату.</text:p>
      <text:p text:style-name="P51">Там я уже не мог её охранять.</text:p>
      <text:p text:style-name="P51">Одежду я отнёс домой и пришёл обратно.</text:p>
      <text:p text:style-name="P51">Метров за двести от роддома у тротуара виднелся большой КАМАЗ-фургон с потушенными фарами. Только поверх кабинки светились, словно в гребне дракона, три горящие красноватой злобою глаза.</text:p>
      <text:p text:style-name="P51">При моём приближении КАМАЗ вдруг прыгнул вперёд и из длинной лужи на мостовой грянула поверх бордюра волна грязной пены. Я успел подпрыгнуть; пена с шипением уползла восвояси. Я приземлился на мокрый тротуар.</text:p>
      <text:p text:style-name="P51">Убирайся, дракон, в своё логово — некогда с тобой возиться, сегодня у меня миссия поважнее. КАМАЗ уфырчал в сторону Красных партизан.</text:p>
      <text:p text:style-name="P51">В приёмной мне сказали, что ещё нет и роды состоятся утром.</text:p>
      <text:p text:style-name="P51">Роддом находился в длинном одноэтажном здании, вход с торца. Сбоку от здания стояла шатрообразная беседка, как в стройбате, но пошире и без выемки-урны в центре.</text:p>
      <text:p text:style-name="P51">Я зашёл в беседку, сел на брусья скамьи вдоль её круглой стенки и начал ждать. В пустой узкой <text:s/>спальне без Иры мне нечего делать.</text:p>
      <text:p text:style-name="P51">От ворот к приёмной прошла пара — мужчина вёл беременную. Обратно он ушёл один. <text:soft-page-break/>Значит, не только мы так. Наверно, день такой.</text:p>
      <text:p text:style-name="P51">Высоко над роддомом светила полная луна. Я выкурил косяк и она стала далёким выходом из длинного туннеля с пульсирующими стенками.</text:p>
      <text:p text:style-name="P52">Окно родильной палаты смотрело <text:s/>на беседку и было распахнуто настежь. Что это родильная я догадался, когда там вспыхнул свет зачернённый мелкой металлической сеткой от комаров и раздались крики роженицы.</text:p>
      <text:p text:style-name="P52">Это кричала не Ира, не её голос, наверное, та, что пришла второй. Когда свет погас, я на всякий сходил в приёмную. А вдруг роды меняют голос.</text:p>
      <text:p text:style-name="P52">Мне сказали, что нет ещё.</text:p>
      <text:p text:style-name="P52">Косяков я больше не курил, тот первый остался единственным.</text:p>
      <text:p text:style-name="P52">Когда закричала вторая, я узнал родной голос — Ира!</text:p>
      <text:p text:style-name="P52">Но в приёмной мне сказали, что нет ещё.</text:p>
      <text:p text:style-name="P52">Меня послали к окну предродовой, с другой стороны здания.</text:p>
      <text:p text:style-name="P52">Ира приподнялась к подоконнику и через полуприспущенные от боли веки недоверчиво смотрела, что я ещё тут. Она сказала мне уходить, что роды будут в девять.</text:p>
      <text:p text:style-name="P52">Она не понимала, что я её охраняю от этого мира с его КАМАЗАМи-драконами и старшей акушеркой Кердун, к которой Ира так боялась попасть, она такая грубая — все на неё жалуются.</text:p>
      <text:p text:style-name="P52">- Кердун на смене?</text:p>
      <text:p text:style-name="P52">- Нет.</text:p>
      <text:p text:style-name="P52">Я вернулся в беседку. Сидел обхватив себя руками от холода. В белёсых предрассветных сумерках круг беседки пересёк непонятный <text:s/>тёмный шар с белым цилиндром спереди. Только когда он скрылся в траве, я догадался, что это ёжик, чья мордочка застряла в стаканчике из-под мороженого.</text:p>
      <text:p text:style-name="P52">Лучи солнца протянулись к белым облакам. Скоро согреюсь. Из центра крыши вдруг пробежала отвесная нить паутины с тяжёлым пауком на конце. Едва он достиг пола, поперёк беседки пропорхнул воробей.</text:p>
      <text:p text:style-name="P52">Видеть я умею знаки; жаль не умею их читать.</text:p>
      <text:p text:style-name="P52">Ёжик, паук, птица. Трое волхвов?</text:p>
      <text:p text:style-name="P52">В родильной опять кто-то начал кричать. Когда <text:s/>крики стихли <text:span text:style-name="T34">две женщины за сеткой позвали меня подойти. Одна из них держала младенца в воздетых руках. Между ножек что-то болталось.</text:span></text:p>
      <text:p text:style-name="P52">«<text:span text:style-name="T34">Сын!»- успел я подумать.</text:span></text:p>
      <text:p text:style-name="P52">- <text:span text:style-name="T34">Поздравляем с дочкой!</text:span></text:p>
      <text:p text:style-name="P52">«<text:span text:style-name="T34">Пупок»,- поправил я сам себя.</text:span></text:p>
      <text:p text:style-name="P53">Тёща встретила меня улыбкой и поздравлениями — она позвонила в роддом по телефону.</text:p>
      <text:p text:style-name="P53">Я занял деньги у Тони и побежал на базар.</text:p>
      <text:p text:style-name="P53">Тоня дала мне 25 руб., более мелких у неё не нашлось.</text:p>
      <text:p text:style-name="P53">Я метался по базару, скупая букеты роз. Розы, мне только розы. Пока не кончились 25 руб.</text:p>
      <text:p text:style-name="P53">Тогда я снова поспешил к роддому, таща этот шар из букетов. Одноногий инвалид на костылях рядом с пятиэтажкой тёщи радостно мне улыбнулся — он знал куда я спешу.</text:p>
      <text:p text:style-name="P53">Сестре в приёмной роддома пришлось позвать на помощь ещё двух, чтоб занести цветы в коридор.</text:p>
      <text:p text:style-name="P53">Ира потом рассказывала, что ещё лежала там на каталке и её ненадолго покрыли теми розами, потому что в палату цветы нельзя.</text:p>
      <text:p text:style-name="P53">Потом букеты поделили между медсёстрами и акушерками, и те забрали по домам. Достался даже и Кердун, которая с утра заступила на смену.</text:p>
      <text:p text:style-name="P53">Неважно! Главное — <text:s/>что ты родилась.</text:p>
      <text:p text:style-name="P53"><text:span text:style-name="T15"><text:tab/><text:tab/><text:tab/>Миллион, миллион, миллион алых роз..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3T09:29:44.158387004</meta:creation-date>
    <dc:date>2016-07-28T13:09:26.385376315</dc:date>
    <dc:creator>sehrguey </dc:creator>
    <meta:editing-duration>PT4H26M33S</meta:editing-duration>
    <meta:editing-cycles>39</meta:editing-cycles>
    <meta:generator>LibreOffice/4.3.3.2$Linux_x86 LibreOffice_project/430m0$Build-2</meta:generator>
    <meta:document-statistic meta:table-count="0" meta:image-count="0" meta:object-count="0" meta:page-count="13" meta:paragraph-count="320" meta:word-count="6298" meta:character-count="41215" meta:non-whitespace-character-count="35083"/>
  </office:meta>
</office:document-meta>
</file>